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06ea4" officeooo:paragraph-rsid="00006ea4"/>
    </style:style>
    <style:style style:name="P2" style:family="paragraph" style:parent-style-name="Standard">
      <style:text-properties fo:language="fr" fo:country="FR" officeooo:rsid="0000d678" officeooo:paragraph-rsid="0000d678"/>
    </style:style>
    <style:style style:name="P3" style:family="paragraph" style:parent-style-name="Standard">
      <style:text-properties fo:language="fr" fo:country="FR" officeooo:rsid="00027940" officeooo:paragraph-rsid="00027940"/>
    </style:style>
    <style:style style:name="P4" style:family="paragraph" style:parent-style-name="Standard">
      <style:text-properties fo:language="fr" fo:country="FR" officeooo:rsid="00027940" officeooo:paragraph-rsid="0002d473"/>
    </style:style>
    <style:style style:name="P5" style:family="paragraph" style:parent-style-name="Standard">
      <style:text-properties fo:language="fr" fo:country="FR" officeooo:rsid="0002d473" officeooo:paragraph-rsid="0002d473"/>
    </style:style>
    <style:style style:name="P6" style:family="paragraph" style:parent-style-name="Standard">
      <style:text-properties fo:language="fr" fo:country="FR" officeooo:rsid="0006b503" officeooo:paragraph-rsid="0006b503"/>
    </style:style>
    <style:style style:name="P7" style:family="paragraph" style:parent-style-name="Standard">
      <style:text-properties fo:language="fr" fo:country="FR" officeooo:rsid="0006b503" officeooo:paragraph-rsid="000a5261"/>
    </style:style>
    <style:style style:name="P8" style:family="paragraph" style:parent-style-name="Standard">
      <style:text-properties fo:language="fr" fo:country="FR" officeooo:rsid="000bca99" officeooo:paragraph-rsid="000bca99"/>
    </style:style>
    <style:style style:name="P9" style:family="paragraph" style:parent-style-name="Standard">
      <style:text-properties fo:language="fr" fo:country="FR" officeooo:rsid="000c25c6" officeooo:paragraph-rsid="000c25c6"/>
    </style:style>
    <style:style style:name="P10" style:family="paragraph" style:parent-style-name="Standard">
      <style:text-properties fo:language="fr" fo:country="FR" officeooo:rsid="000a5261" officeooo:paragraph-rsid="000a5261"/>
    </style:style>
    <style:style style:name="P11" style:family="paragraph" style:parent-style-name="Standard">
      <style:text-properties style:text-position="0% 100%" fo:language="fr" fo:country="FR" officeooo:rsid="000c25c6" officeooo:paragraph-rsid="000c25c6"/>
    </style:style>
    <style:style style:name="P12" style:family="paragraph" style:parent-style-name="Standard">
      <style:text-properties style:text-position="0% 100%" fo:language="fr" fo:country="FR" officeooo:rsid="000cdfe8" officeooo:paragraph-rsid="000cdfe8"/>
    </style:style>
    <style:style style:name="P13" style:family="paragraph" style:parent-style-name="Standard">
      <style:text-properties style:text-position="0% 100%" fo:language="fr" fo:country="FR" officeooo:rsid="000ea4a8" officeooo:paragraph-rsid="000ea4a8"/>
    </style:style>
    <style:style style:name="P14" style:family="paragraph" style:parent-style-name="Standard">
      <style:text-properties style:text-position="0% 100%" fo:language="fr" fo:country="FR" officeooo:rsid="00129308" officeooo:paragraph-rsid="00129308"/>
    </style:style>
    <style:style style:name="P15" style:family="paragraph" style:parent-style-name="Standard">
      <style:text-properties style:text-position="0% 100%" fo:language="fr" fo:country="FR" officeooo:rsid="001416d3" officeooo:paragraph-rsid="001416d3"/>
    </style:style>
    <style:style style:name="P16" style:family="paragraph" style:parent-style-name="Standard">
      <style:text-properties style:text-position="0% 100%" style:font-name="Liberation Serif" fo:language="fr" fo:country="FR" officeooo:rsid="00149e72" officeooo:paragraph-rsid="001416d3"/>
    </style:style>
    <style:style style:name="P17" style:family="paragraph" style:parent-style-name="Standard">
      <style:text-properties style:text-position="0% 100%" fo:language="fr" fo:country="FR" officeooo:rsid="001416d3" officeooo:paragraph-rsid="001416d3"/>
    </style:style>
    <style:style style:name="P18" style:family="paragraph" style:parent-style-name="Standard">
      <style:text-properties style:text-position="0% 100%" fo:language="fr" fo:country="FR" officeooo:rsid="001843ef" officeooo:paragraph-rsid="001843ef"/>
    </style:style>
    <style:style style:name="P19" style:family="paragraph" style:parent-style-name="Standard">
      <style:text-properties style:text-position="0% 100%" fo:language="fr" fo:country="FR" officeooo:rsid="001932a0" officeooo:paragraph-rsid="001932a0"/>
    </style:style>
    <style:style style:name="P20" style:family="paragraph" style:parent-style-name="Standard">
      <style:text-properties style:text-position="0% 100%" fo:language="fr" fo:country="FR" officeooo:rsid="001a9fd9" officeooo:paragraph-rsid="001a9fd9"/>
    </style:style>
    <style:style style:name="P21" style:family="paragraph" style:parent-style-name="Standard">
      <style:text-properties style:text-position="0% 100%" fo:language="fr" fo:country="FR" officeooo:rsid="001db3dd" officeooo:paragraph-rsid="001db3dd"/>
    </style:style>
    <style:style style:name="P22" style:family="paragraph" style:parent-style-name="Standard">
      <style:text-properties style:text-position="0% 100%" fo:language="fr" fo:country="FR" officeooo:rsid="001db3dd" officeooo:paragraph-rsid="001f647e"/>
    </style:style>
    <style:style style:name="T1" style:family="text">
      <style:text-properties officeooo:rsid="0002d473"/>
    </style:style>
    <style:style style:name="T2" style:family="text">
      <style:text-properties officeooo:rsid="00052aa5"/>
    </style:style>
    <style:style style:name="T3" style:family="text">
      <style:text-properties officeooo:rsid="0006b503"/>
    </style:style>
    <style:style style:name="T4" style:family="text">
      <style:text-properties officeooo:rsid="0009550c"/>
    </style:style>
    <style:style style:name="T5" style:family="text">
      <style:text-properties officeooo:rsid="000a5261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officeooo:rsid="000e3901"/>
    </style:style>
    <style:style style:name="T9" style:family="text">
      <style:text-properties style:font-name="Liberation Serif1"/>
    </style:style>
    <style:style style:name="T10" style:family="text">
      <style:text-properties style:font-name="Liberation Serif1" officeooo:rsid="00149e72"/>
    </style:style>
    <style:style style:name="T11" style:family="text">
      <style:text-properties style:font-name="Liberation Serif1" officeooo:rsid="00168d4f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officeooo:rsid="00149e72"/>
    </style:style>
    <style:style style:name="T14" style:family="text">
      <style:text-properties style:font-name="Liberation Serif" officeooo:rsid="00168d4f"/>
    </style:style>
    <style:style style:name="T15" style:family="text">
      <style:text-properties style:font-name="Liberation Serif1"/>
    </style:style>
    <style:style style:name="T16" style:family="text">
      <style:text-properties officeooo:rsid="001f647e"/>
    </style:style>
    <style:style style:name="T17" style:family="text">
      <style:text-properties officeooo:rsid="0021cf7b"/>
    </style:style>
    <style:style style:name="T18" style:family="text">
      <style:text-properties officeooo:rsid="0021d006"/>
    </style:style>
    <style:style style:name="T19" style:family="text">
      <style:text-properties officeooo:rsid="002318e0"/>
    </style:style>
    <style:style style:name="T20" style:family="text">
      <style:text-properties officeooo:rsid="0023e6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MSI : <text:span text:style-name="T3">hgroscot@gmail.com</text:span></text:p>
      <text:p text:style-name="P1"/>
      <text:p text:style-name="P2">L’algorithme de déchiffrage sera toujours divulgé à un moment ou un autre</text:p>
      <text:p text:style-name="P2"/>
      <text:p text:style-name="P3">Arithmétique modulaire :</text:p>
      <text:p text:style-name="P3"><text:tab/>n entrées &gt;= 2</text:p>
      <text:p text:style-name="P3"><text:tab/>Def : a, b E Z</text:p>
      <text:p text:style-name="P3"><text:tab/><text:tab/>a congue à b (% n) ssi (a – b) est divisible par n</text:p>
      <text:p text:style-name="P3"><text:tab/>La conguence est une relation d’équivalence</text:p>
      <text:p text:style-name="P3"/>
      <text:p text:style-name="P3"><text:tab/>Si a E Z, r le reste de la division de a par n</text:p>
      <text:p text:style-name="P3"><text:tab/>0 &lt;= r &lt;= n – 1</text:p>
      <text:p text:style-name="P3"><text:tab/>On a a = qn + r et a congrue à r [n]</text:p>
      <text:p text:style-name="P3"/>
      <text:p text:style-name="P3"><text:tab/>a\_ = {b | b congrue à a [n]}</text:p>
      <text:p text:style-name="P3"><text:tab/>a\_ = r\_</text:p>
      <text:p text:style-name="P3"/>
      <text:p text:style-name="P3"><text:tab/>Il y a exactement n classes d’équivalence 0\_, 1\_, …, n-1\_ <text:span text:style-name="T1">= Z’’ (ou Z/nZ)</text:span></text:p>
      <text:p text:style-name="P3"/>
      <text:p text:style-name="P3"><text:tab/><text:span text:style-name="T1">Addition dans Z/nZ :</text:span></text:p>
      <text:p text:style-name="P4"><text:tab/><text:tab/><text:span text:style-name="T1">Propriété : </text:span></text:p>
      <text:p text:style-name="P5"><text:tab/><text:tab/><text:tab/>a₁ congrue à a₂ [n]</text:p>
      <text:p text:style-name="P3"><text:tab/><text:tab/><text:tab/><text:span text:style-name="T1">b₁ congrue à b₂ [n]</text:span></text:p>
      <text:p text:style-name="P3"><text:tab/><text:tab/><text:tab/><text:span text:style-name="T1">alors a₁ + b₁ congrue à a₂ + b₂ [n]</text:span></text:p>
      <text:p text:style-name="P4"/>
      <text:p text:style-name="P4"><text:tab/><text:tab/><text:tab/><text:span text:style-name="T1">S’il existe k et l tel que a₁ – a₂ = kn</text:span></text:p>
      <text:p text:style-name="P4"><text:tab/><text:tab/><text:tab/><text:span text:style-name="T1">et b₁ – b₂ = ln</text:span></text:p>
      <text:p text:style-name="P4"><text:tab/><text:tab/><text:tab/><text:span text:style-name="T1">alors (a₁ + b₁) – (a₂ + b₂) = (k + l)n</text:span></text:p>
      <text:p text:style-name="P4"/>
      <text:p text:style-name="P4"><text:tab/><text:tab/><text:span text:style-name="T1">Définition :</text:span></text:p>
      <text:p text:style-name="P4"><text:tab/><text:tab/><text:tab/><text:span text:style-name="T1">a\_ + b\_ = (a + b)\_ = ((a + b) % n)\_</text:span></text:p>
      <text:p text:style-name="P4"/>
      <text:p text:style-name="P4"><text:tab/><text:tab/><text:span text:style-name="T2">On dit que (Z/nZ, +) est un groupe commutatif</text:span></text:p>
      <text:p text:style-name="P4"><text:tab/><text:tab/></text:p>
      <text:p text:style-name="P4"><text:tab/><text:span text:style-name="T2">ab\_ [n] ne dépend pas de a₁ appartenant à a\_ ou b₁ appartenant à b\_</text:span></text:p>
      <text:p text:style-name="P4"/>
      <text:p text:style-name="P4"><text:tab/><text:span text:style-name="T3">(Z/nZ, +, *) = anneau commutatif unitaire</text:span></text:p>
      <text:p text:style-name="P4"/>
      <text:p text:style-name="P4"><text:tab/><text:span text:style-name="T3">a appartient à Z/nZ</text:span></text:p>
      <text:p text:style-name="P4"><text:tab/><text:span text:style-name="T3">A quelle condition a\_ inversible ?</text:span></text:p>
      <text:p text:style-name="P4"/>
      <text:p text:style-name="P4"><text:tab/><text:span text:style-name="T3">Pour tout b\_ appartenant à Z/nZ, a\_.b\_ = 1\_</text:span></text:p>
      <text:p text:style-name="P4"><text:tab/><text:span text:style-name="T3">ab congrue à 1 [n]</text:span></text:p>
      <text:p text:style-name="P6"><text:tab/>ab – kn = 1<text:tab/><text:tab/>=&gt;<text:tab/>Théorème de Bezaut</text:p>
      <text:p text:style-name="P6"><text:tab/><text:tab/><text:span text:style-name="T4">ssi a et n premiers entre eux</text:span></text:p>
      <text:p text:style-name="P6"/>
      <text:p text:style-name="P7"><text:tab/><text:span text:style-name="T5">(Z/nZ, +, *) est un corps ssi n est premier</text:span></text:p>
      <text:p text:style-name="P10"><text:tab/><text:tab/>→ anneau dont tous les éléments sont non nuls sont inversibles</text:p>
      <text:p text:style-name="P7"/>
      <text:p text:style-name="P8"><text:soft-page-break/>Groupe<text:tab/>=<text:tab/>+</text:p>
      <text:p text:style-name="P8">Anneau<text:tab/>=<text:tab/>+, *</text:p>
      <text:p text:style-name="P8">Corps<text:tab/><text:tab/>=<text:tab/>+, *, inv</text:p>
      <text:p text:style-name="P8"/>
      <text:p text:style-name="P9">Tester que (a, n) = 1<text:tab/>=&gt; euclide</text:p>
      <text:p text:style-name="P9">Calculer a<text:span text:style-name="T6">-1</text:span><text:span text:style-name="T7"> [n] quand (a, n) = 1<text:tab/>=&gt; euclide étendu</text:span></text:p>
      <text:p text:style-name="P11"/>
      <text:p text:style-name="P11">Exponentiation modulaire :</text:p>
      <text:p text:style-name="P11"><text:tab/>n<text:tab/>Z/nZ</text:p>
      <text:p text:style-name="P11"><text:tab/>a appartient à Z/nZ</text:p>
      <text:p text:style-name="P11"><text:tab/>e appartient à N</text:p>
      <text:p text:style-name="P11"/>
      <text:p text:style-name="P11"><text:tab/>a^e = a <text:span text:style-name="T8">x</text:span> … <text:span text:style-name="T8">x</text:span> a, e fois</text:p>
      <text:p text:style-name="P11"><text:tab/>Astuce : a^(2q) = (a^q)², a^(2q + 1) = a(a^q)²</text:p>
      <text:p text:style-name="P11"/>
      <text:p text:style-name="P12">(Z/7Z, +, <text:span text:style-name="T8">x</text:span>) groupe commutatif</text:p>
      <text:p text:style-name="P12">(Z/7Z, +) groupe cyclique d’ordre 7</text:p>
      <text:p text:style-name="P12">(Z/7Z+, <text:span text:style-name="T8">x</text:span>) groupe cyclique d’ordre 6</text:p>
      <text:p text:style-name="P12"/>
      <text:p text:style-name="P12">3, 5 : générateurs</text:p>
      <text:p text:style-name="P12">Si g générateur : g = 3^m</text:p>
      <text:p text:style-name="P12">Si x quelconque Z/7Z* :</text:p>
      <text:p text:style-name="P12"><text:tab/>x = 3^y = (3^m)^z = 3^mz<text:tab/>y = mz [6]</text:p>
      <text:p text:style-name="P12"/>
      <text:p text:style-name="P13">Lemme chinois :</text:p>
      <text:p text:style-name="P13"><text:tab/>Soient m₁ … m_k des nombres premiers entre eux deux à deux</text:p>
      <text:p text:style-name="P13"><text:tab/>Soient a₁ … a_k des entier quelconques</text:p>
      <text:p text:style-name="P13"><text:tab/>Il existe un entier a, tel que pour tout i appartenant à {1 … k}, a congrue à a_i [n_i]</text:p>
      <text:p text:style-name="P13"/>
      <text:p text:style-name="P14">Nombre de générateurs de n = nombre de g pour lequel g et n sont premiers entre eux</text:p>
      <text:p text:style-name="P14"/>
      <text:p text:style-name="P14">Soit n =st<text:tab/>avec s et t premiers entre eux</text:p>
      <text:p text:style-name="P14">Nombre de générateurs de n = nombre de générateurs de s * nombre de générateurs de t</text:p>
      <text:p text:style-name="P14"/>
      <text:p text:style-name="P15">Fonction indicatrice d’Euler</text:p>
      <text:p text:style-name="P15"><text:tab/><text:span text:style-name="T9">φ</text:span><text:span text:style-name="T12"><text:tab/>N* → N</text:span></text:p>
      <text:p text:style-name="P15"><text:span text:style-name="T12"><text:tab/></text:span><text:span text:style-name="T13">Soit </text:span><text:span text:style-name="T12">n le nombre d’entiers m </text:span><text:span text:style-name="T13">avec</text:span><text:span text:style-name="T12"> o ≤ m &lt; n – 1 </text:span><text:span text:style-name="T13">et</text:span><text:span text:style-name="T12"> (m, n) = 1,</text:span></text:p>
      <text:p text:style-name="P15"><text:span text:style-name="T12"><text:tab/><text:tab/></text:span><text:span text:style-name="T13">le nombre d’éléments inversibles de Z/nZ</text:span></text:p>
      <text:p text:style-name="P16"><text:tab/><text:tab/>le nombre de générateurs de (Z/nZ, +)</text:p>
      <text:p text:style-name="P16"/>
      <text:p text:style-name="P15"><text:span text:style-name="T13"><text:tab/>Si m et n sont premiers entre eux, </text:span><text:span text:style-name="T10">φ</text:span><text:span text:style-name="T13">(mn) = </text:span><text:span text:style-name="T10">φ</text:span><text:span text:style-name="T13">(m) * </text:span><text:span text:style-name="T10">φ</text:span><text:span text:style-name="T13">(n)</text:span></text:p>
      <text:p text:style-name="P15"><text:span text:style-name="T13"><text:tab/></text:span><text:span text:style-name="T14">Si p premier, </text:span><text:span text:style-name="T11">φ</text:span><text:span text:style-name="T14">(p) = p – 1</text:span></text:p>
      <text:p text:style-name="P15"><text:span text:style-name="T14"/></text:p>
      <text:p text:style-name="P18"><text:span text:style-name="T14">S</text:span><text:span text:style-name="T12">oit p premier, (Z/pZ+, x) est un groupe cyclique d’ordre p – 1 avec </text:span><text:span text:style-name="T9">φ</text:span><text:span text:style-name="T12">(p – 1) générateurs</text:span></text:p>
      <text:p text:style-name="P19">De plus, si g est un générateur, les autres générateurs sont de la forme g^k où k est premier avec (p – 1)</text:p>
      <text:p text:style-name="P19">Enfin : Z/pZ* = {1, g, g², …, g^(p – 2)}</text:p>
      <text:p text:style-name="P19"/>
      <text:p text:style-name="P19"/>
      <text:p text:style-name="P19"/>
      <text:p text:style-name="P20"><text:soft-page-break/>Petit théorème de Fermat</text:p>
      <text:p text:style-name="P20"><text:tab/>Soit p un nombre premier, soit a un nombre entier premier avec p</text:p>
      <text:p text:style-name="P20"><text:tab/>a^(p – 1) congru à (1 [p])</text:p>
      <text:p text:style-name="P20"/>
      <text:p text:style-name="P21">Premier algorithme de chiffrement :</text:p>
      <text:p text:style-name="P22"><text:tab/>Soit p un grand nombre premier, e premier avec p – 1, <text:span text:style-name="T16">un message m appartenant à Z/pZ</text:span></text:p>
      <text:p text:style-name="P22"><text:tab/><text:span text:style-name="T16">m entier &gt; 0, p &gt; 0</text:span></text:p>
      <text:p text:style-name="P22"><text:tab/><text:span text:style-name="T16">c = m^e [p] = m^e % p</text:span></text:p>
      <text:p text:style-name="P22"><text:span text:style-name="T16"><text:tab/>m→c = m^e<text:tab/>appartenant à Z/pZ</text:span></text:p>
      <text:p text:style-name="P22"/>
      <text:p text:style-name="P22"><text:tab/><text:span text:style-name="T17">Le message est envoyé sous la forme c</text:span></text:p>
      <text:p text:style-name="P22"/>
      <text:p text:style-name="P22"><text:tab/><text:span text:style-name="T17">c = m^e [p]</text:span></text:p>
      <text:p text:style-name="P22"><text:tab/><text:span text:style-name="T17">On cherche x tel que c^x congru à m</text:span></text:p>
      <text:p text:style-name="P22"><text:tab/><text:span text:style-name="T17">c^x congru à m^ex congru à m</text:span></text:p>
      <text:p text:style-name="P22"><text:tab/><text:span text:style-name="T17">Si c = 0, m = 0</text:span></text:p>
      <text:p text:style-name="P22"><text:tab/><text:span text:style-name="T17">Si ex congru à 1 [p - 1] : ex – 1 congru à 0 [p - 1] , m^(ex – 1) congrue à 1 [p]</text:span></text:p>
      <text:p text:style-name="P22"/>
      <text:p text:style-name="P22"><text:tab/><text:span text:style-name="T18">m^(ex – 1) congru à m^f(p – 1) congru à (m^(p – 1))^f congru à 1^f congru à 1 [p]</text:span></text:p>
      <text:p text:style-name="P22"/>
      <text:p text:style-name="P22"><text:tab/><text:span text:style-name="T19">e premier avec p – 1</text:span></text:p>
      <text:p text:style-name="P22"><text:tab/><text:span text:style-name="T19">d congru à e^-1 [p – 1] existe</text:span></text:p>
      <text:p text:style-name="P22"><text:tab/><text:span text:style-name="T19">x = d convient</text:span></text:p>
      <text:p text:style-name="P22"><text:tab/><text:span text:style-name="T20">d inverse de e [p - 1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6:00:13.696720343</meta:creation-date>
    <dc:date>2019-03-06T17:51:45.648822013</dc:date>
    <meta:editing-duration>P1DT20H53M29S</meta:editing-duration>
    <meta:editing-cycles>26</meta:editing-cycles>
    <meta:generator>LibreOffice/6.2.0.3$Linux_X86_64 LibreOffice_project/20$Build-3</meta:generator>
    <meta:document-statistic meta:table-count="0" meta:image-count="0" meta:object-count="0" meta:page-count="3" meta:paragraph-count="89" meta:word-count="758" meta:character-count="3266" meta:non-whitespace-character-count="2512"/>
  </office:meta>
</office:document-meta>
</file>